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9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1mm"/>
    </style:style>
    <style:style style:name="co4" style:family="table-column">
      <style:table-column-properties fo:break-before="auto" style:column-width="40.96mm"/>
    </style:style>
    <style:style style:name="co5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4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56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STFC (33)</text:p>
          </table:table-cell>
          <table:table-cell table:style-name="ce1" office:value-type="string" calcext:value-type="string">
            <text:p>Total (252)</text:p>
          </table:table-cell>
          <table:table-cell table:style-name="ce6"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G2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3:.G3])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SUM([.B4:.G4])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SUM([.B5:.G5])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6:.G6])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7:.G7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O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8:.G8])" office:value-type="float" office:value="36" calcext:value-type="float">
            <text:p>36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table:style-name="ce5"/>
          <table:table-cell table:number-columns-repeated="1013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</table:table>
      <table:table table:name="summary" table:style-name="ta1">
        <table:table-column table:style-name="co3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1" office:value-type="string" calcext:value-type="string">
            <text:p>Total (252)</text:p>
          </table:table-cell>
          <table:table-cell table:style-name="ce1"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OP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</table:table>
      <table:table table:name="pfunit" table:style-name="ta1">
        <table:table-column table:style-name="co2" table:number-columns-repeated="1024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1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B2:.G2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([.B3:.G3])" office:value-type="float" office:value="235" calcext:value-type="float">
            <text:p>235</text:p>
          </table:table-cell>
          <table:table-cell table:number-columns-repeated="1016"/>
        </table:table-row>
      </table:table>
      <table:table table:name="plplot" table:style-name="ta1"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G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SUM([.B3:.G3])" office:value-type="float" office:value="245" calcext:value-type="float">
            <text:p>245</text:p>
          </table:table-cell>
        </table:table-row>
      </table:table>
      <table:table table:name="softeng" table:style-name="ta1"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2:.G2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SUM([.C3:.G3])" office:value-type="float" office:value="178" calcext:value-type="float">
            <text:p>178</text:p>
          </table:table-cell>
        </table:table-row>
      </table:table>
      <table:table table:name="verscon" table:style-name="ta1">
        <table:table-column table:style-name="co2" table:number-columns-repeated="8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SUM([.B2:.G2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3:.G3])" office:value-type="float" office:value="96" calcext:value-type="float">
            <text:p>96</text:p>
          </table:table-cell>
        </table:table-row>
      </table:table>
      <table:table table:name="future" table:style-name="ta1">
        <table:table-column table:style-name="co4" table:default-cell-style-name="ce11"/>
        <table:table-column table:style-name="co2" table:number-columns-repeated="7" table:default-cell-style-name="ce12"/>
        <table:table-column table:style-name="co2" table:default-cell-style-name="ce13"/>
        <table:table-column table:style-name="co2" table:number-columns-repeated="1015" table:default-cell-style-name="ce12"/>
        <table:table-row table:style-name="ro1">
          <table:table-cell table:style-name="ce10" office:value-type="string" calcext:value-type="string">
            <text:p>Topic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oftware Engineering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2:.I2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rn Fortran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SUM([.B3:.I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4:.I4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F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5:.I5]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6:.I6])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xygen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B7:.I7])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plot visualisat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B8:.I8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FUnit tes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9:.I9]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ke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10:.I10]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AC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1:.I11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DA Fortr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2:.I1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SUM([.B13:.I13]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14:.I14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For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15:.I15])" office:value-type="float" office:value="24" calcext:value-type="float">
            <text:p>24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rs" table:style-name="ta1">
        <office:forms form:automatic-focus="false" form:apply-design-mode="false"/>
        <table:table-column table:style-name="co4" table:default-cell-style-name="ce11"/>
        <table:table-column table:style-name="co2" table:number-columns-repeated="7" table:default-cell-style-name="ce12"/>
        <table:table-column table:style-name="co2" table:default-cell-style-name="ce13"/>
        <table:table-column table:style-name="co2" table:default-cell-style-name="ce12"/>
        <table:table-row table:style-name="ro1">
          <table:table-cell table:style-name="ce10" office:value-type="string" calcext:value-type="string">
            <text:p>Compiler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SUM([.B2:.I2]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3:.I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SUM([.B4:.I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ra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SUM([.B5:.I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S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6:.I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7:.I7])" office:value-type="float" office:value="7" calcext:value-type="float">
            <text:p>7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evel" table:style-name="ta1">
        <office:forms form:automatic-focus="false" form:apply-design-mode="false"/>
        <table:table-column table:style-name="co5" table:default-cell-style-name="ce14"/>
        <table:table-column table:style-name="co2" table:number-columns-repeated="9" table:default-cell-style-name="Default"/>
        <table:table-row table:style-name="ro1">
          <table:table-cell table:style-name="ce10" office:value-type="string" calcext:value-type="string">
            <text:p>Level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office:value-type="string" calcext:value-type="string">
            <text:p>STFC</text:p>
          </table:table-cell>
          <table:table-cell table:style-name="ce1"/>
          <table:table-cell table:style-name="ce10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No knowled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B2:.G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ginn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table:formula="of:=SUM([.B3:.G3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ntermediate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"/>
          <table:table-cell table:style-name="ce12" table:formula="of:=SUM([.B4:.G4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table:formula="of:=SUM([.B5:.G5])" office:value-type="float" office:value="31" calcext:value-type="float">
            <text:p>31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0:11:59.174298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dud Miah</meta:initial-creator>
    <meta:creation-date>2016-06-30T11:02:31.731209758</meta:creation-date>
    <dc:date>2016-09-26T20:18:53.119693455</dc:date>
    <dc:creator>Wadud Miah</dc:creator>
    <meta:editing-duration>PT2H42M27S</meta:editing-duration>
    <meta:editing-cycles>20</meta:editing-cycles>
    <meta:generator>LibreOffice/5.0.6.2$Linux_X86_64 LibreOffice_project/00$Build-2</meta:generator>
    <meta:document-statistic meta:table-count="9" meta:cell-count="369" meta:object-count="0"/>
  </office:meta>
</office:document-meta>
</file>